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370000033E2DCE14906A431F20.png" manifest:media-type="image/png"/>
  <manifest:file-entry manifest:full-path="Pictures/1000000000000190000001C3C3C84221DBEB6C8A.jpg" manifest:media-type="image/jpeg"/>
  <manifest:file-entry manifest:full-path="Pictures/100000000000040000000297A5D01FFB68D8E109.jpg" manifest:media-type="image/jpeg"/>
  <manifest:file-entry manifest:full-path="Pictures/10000201000002BE000001715CCF2BC260C1D458.png" manifest:media-type="image/png"/>
  <manifest:file-entry manifest:full-path="Pictures/10000201000000DD000000E4CC355017D223CDE3.png" manifest:media-type="image/png"/>
  <manifest:file-entry manifest:full-path="Pictures/10000201000004000000058012C60AD7BD630A79.png" manifest:media-type="image/png"/>
  <manifest:file-entry manifest:full-path="Pictures/10000201000004330000054195EA21EA5CA0F9F0.png" manifest:media-type="image/png"/>
  <manifest:file-entry manifest:full-path="Pictures/10000201000000C8000000C93AA9A9A7DE957261.png" manifest:media-type="image/png"/>
  <manifest:file-entry manifest:full-path="Pictures/100002010000012C0000005746AC4AEC1B8BC6A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564cm" svg:stroke-color="#cc0000" draw:marker-start="" draw:marker-start-width="1.042cm" draw:marker-end="Rounded_20_large_20_Arrow" draw:marker-end-width="1.142cm" draw:fill="none" draw:textarea-vertical-align="middle" fo:padding-top="0.403cm" fo:padding-bottom="0.403cm" fo:padding-left="0.528cm" fo:padding-right="0.528cm"/>
    </style:style>
    <style:style style:name="gr2" style:family="graphic" style:parent-style-name="standard">
      <style:graphic-properties draw:stroke="none" svg:stroke-color="#000000" draw:fill="none" draw:fill-color="#ffffff" fo:min-height="0.766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2.83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loext:graphic-properties draw:fill="none" draw:fill-color="#ffffff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4" style:family="paragraph">
      <style:paragraph-properties fo:text-align="center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461cm" svg:y1="5.445cm" svg:x2="20.939cm" svg:y2="5.445cm">
          <text:p/>
        </draw:line>
        <draw:frame draw:style-name="gr2" draw:text-style-name="P3" draw:layer="layout" svg:width="4.064cm" svg:height="2.139cm" svg:x="4.945cm" svg:y="2.505cm">
          <draw:text-box>
            <text:p text:style-name="P2"><text:span text:style-name="T1">Less State</text:span></text:p>
          </draw:text-box>
        </draw:frame>
        <draw:frame draw:style-name="gr2" draw:text-style-name="P3" draw:layer="layout" svg:width="4.064cm" svg:height="2.139cm" svg:x="17.845cm" svg:y="2.506cm">
          <draw:text-box>
            <text:p text:style-name="P2"><text:span text:style-name="T1">More State</text:span></text:p>
          </draw:text-box>
        </draw:frame>
        <draw:frame draw:style-name="gr3" draw:text-style-name="P4" draw:layer="layout" svg:width="2.04cm" svg:height="2.05cm" svg:x="5.826cm" svg:y="6.207cm">
          <draw:image xlink:href="Pictures/10000201000000C8000000C93AA9A9A7DE957261.png" xlink:type="simple" xlink:show="embed" xlink:actuate="onLoad">
            <text:p/>
          </draw:image>
        </draw:frame>
        <draw:frame draw:style-name="gr3" draw:text-style-name="P4" draw:layer="layout" svg:width="4.211cm" svg:height="1.221cm" svg:x="8.3cm" svg:y="6.434cm">
          <draw:image xlink:href="Pictures/100002010000012C0000005746AC4AEC1B8BC6AC.png" xlink:type="simple" xlink:show="embed" xlink:actuate="onLoad">
            <text:p/>
          </draw:image>
        </draw:frame>
        <draw:frame draw:style-name="gr3" draw:text-style-name="P4" draw:layer="layout" svg:width="5.084cm" svg:height="2.672cm" svg:x="12.811cm" svg:y="5.699cm">
          <draw:image xlink:href="Pictures/10000201000002BE000001715CCF2BC260C1D458.png" xlink:type="simple" xlink:show="embed" xlink:actuate="onLoad">
            <text:p/>
          </draw:image>
        </draw:frame>
        <draw:frame draw:style-name="gr3" draw:text-style-name="P4" draw:layer="layout" svg:width="2.657cm" svg:height="2.742cm" svg:x="18.145cm" svg:y="6.132cm">
          <draw:image xlink:href="Pictures/10000201000000DD000000E4CC355017D223CDE3.png" xlink:type="simple" xlink:show="embed" xlink:actuate="onLoad">
            <text:p/>
          </draw:image>
        </draw:frame>
        <draw:line draw:style-name="gr1" draw:text-style-name="P1" draw:layer="layout" svg:x1="6.461cm" svg:y1="14.046cm" svg:x2="20.939cm" svg:y2="14.046cm">
          <text:p/>
        </draw:line>
        <draw:frame draw:style-name="gr2" draw:text-style-name="P3" draw:layer="layout" svg:width="4.064cm" svg:height="2.139cm" svg:x="4.945cm" svg:y="11.106cm">
          <draw:text-box>
            <text:p text:style-name="P2"><text:span text:style-name="T1">&lt; 1s</text:span><text:span text:style-name="T1"><text:line-break/></text:span><text:span text:style-name="T1">no loss</text:span></text:p>
          </draw:text-box>
        </draw:frame>
        <draw:frame draw:style-name="gr4" draw:text-style-name="P3" draw:layer="layout" svg:width="4.907cm" svg:height="3.083cm" svg:x="17.002cm" svg:y="11.107cm">
          <draw:text-box>
            <text:p text:style-name="P2"><text:span text:style-name="T1">&gt; 1hr</text:span><text:span text:style-name="T1"><text:line-break/></text:span><text:span text:style-name="T1">data loss</text:span></text:p>
          </draw:text-box>
        </draw:frame>
        <draw:frame draw:style-name="gr3" draw:text-style-name="P4" draw:layer="layout" svg:width="2.04cm" svg:height="2.05cm" svg:x="5.826cm" svg:y="14.808cm">
          <draw:image xlink:href="Pictures/10000201000000C8000000C93AA9A9A7DE957261.png" xlink:type="simple" xlink:show="embed" xlink:actuate="onLoad">
            <text:p/>
          </draw:image>
        </draw:frame>
        <draw:frame draw:style-name="gr3" draw:text-style-name="P4" draw:layer="layout" svg:width="4.211cm" svg:height="1.221cm" svg:x="8.3cm" svg:y="15.035cm">
          <draw:image xlink:href="Pictures/100002010000012C0000005746AC4AEC1B8BC6AC.png" xlink:type="simple" xlink:show="embed" xlink:actuate="onLoad">
            <text:p/>
          </draw:image>
        </draw:frame>
        <draw:frame draw:style-name="gr3" draw:text-style-name="P4" draw:layer="layout" svg:width="5.084cm" svg:height="2.672cm" svg:x="12.811cm" svg:y="14.3cm">
          <draw:image xlink:href="Pictures/10000201000002BE000001715CCF2BC260C1D458.png" xlink:type="simple" xlink:show="embed" xlink:actuate="onLoad">
            <text:p/>
          </draw:image>
        </draw:frame>
        <draw:frame draw:style-name="gr3" draw:text-style-name="P4" draw:layer="layout" svg:width="2.657cm" svg:height="2.742cm" svg:x="18.145cm" svg:y="14.733cm">
          <draw:image xlink:href="Pictures/10000201000000DD000000E4CC355017D223CDE3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3" draw:text-style-name="P4" draw:layer="layout" svg:width="7.191cm" svg:height="8.108cm" svg:x="11.97cm" svg:y="11.18cm">
          <draw:image xlink:href="Pictures/1000000000000190000001C3C3C84221DBEB6C8A.jpg" xlink:type="simple" xlink:show="embed" xlink:actuate="onLoad">
            <text:p/>
          </draw:image>
        </draw:frame>
        <draw:frame draw:style-name="gr3" draw:text-style-name="P4" draw:layer="layout" svg:width="9.382cm" svg:height="6.074cm" svg:x="3.302cm" svg:y="2.651cm">
          <draw:image xlink:href="Pictures/100000000000040000000297A5D01FFB68D8E109.jpg" xlink:type="simple" xlink:show="embed" xlink:actuate="onLoad">
            <text:p/>
          </draw:image>
        </draw:frame>
        <draw:frame draw:style-name="gr3" draw:text-style-name="P4" draw:layer="layout" svg:width="5.506cm" svg:height="6.889cm" svg:x="19.669cm" svg:y="11.764cm">
          <draw:image xlink:href="Pictures/10000201000004330000054195EA21EA5CA0F9F0.png" xlink:type="simple" xlink:show="embed" xlink:actuate="onLoad">
            <text:p/>
          </draw:image>
        </draw:frame>
        <draw:frame draw:style-name="gr3" draw:text-style-name="P4" draw:layer="layout" svg:width="9.082cm" svg:height="12.488cm" svg:x="3.159cm" svg:y="7.689cm">
          <draw:image xlink:href="Pictures/10000201000004000000058012C60AD7BD630A79.png" xlink:type="simple" xlink:show="embed" xlink:actuate="onLoad">
            <text:p/>
          </draw:image>
        </draw:frame>
        <draw:frame draw:style-name="gr3" draw:text-style-name="P4" draw:layer="layout" svg:width="9.486cm" svg:height="9.567cm" svg:x="14.628cm" svg:y="1.635cm">
          <draw:image xlink:href="Pictures/10000201000003370000033E2DCE14906A431F2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sh berkus</meta:initial-creator>
    <meta:creation-date>2016-11-11T10:45:30.255789288</meta:creation-date>
    <dc:date>2016-11-11T15:20:39.402789885</dc:date>
    <dc:creator>Josh berkus</dc:creator>
    <meta:editing-duration>PT22M39S</meta:editing-duration>
    <meta:editing-cycles>3</meta:editing-cycles>
    <meta:generator>LibreOffice/5.0.6.2$Linux_X86_64 LibreOffice_project/00$Build-2</meta:generator>
    <meta:document-statistic meta:object-count="19"/>
  </office:meta>
</office:document-meta>
</file>